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403cm" fo:margin-left="0cm" table:align="left"/>
    </style:style>
    <style:style style:name="Tabela1.A" style:family="table-column">
      <style:table-column-properties style:column-width="3.09cm"/>
    </style:style>
    <style:style style:name="Tabela1.B" style:family="table-column">
      <style:table-column-properties style:column-width="7.405cm"/>
    </style:style>
    <style:style style:name="Tabela1.C" style:family="table-column">
      <style:table-column-properties style:column-width="4.611cm"/>
    </style:style>
    <style:style style:name="Tabela1.D" style:family="table-column">
      <style:table-column-properties style:column-width="2.29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4" style:family="table-row">
      <style:table-row-properties style:min-row-height="0.734cm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242a9" officeooo:paragraph-rsid="000242a9"/>
    </style:style>
    <style:style style:name="P2" style:family="paragraph" style:parent-style-name="Standard">
      <style:paragraph-properties fo:text-align="start" style:justify-single-word="false"/>
      <style:text-properties officeooo:rsid="000242a9" officeooo:paragraph-rsid="000242a9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4fcc1" officeooo:paragraph-rsid="00093044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b58b3" officeooo:paragraph-rsid="000b58b3"/>
    </style:style>
    <style:style style:name="P5" style:family="paragraph" style:parent-style-name="Standard">
      <style:paragraph-properties fo:text-align="start" style:justify-single-word="false"/>
      <style:text-properties officeooo:rsid="001195af" officeooo:paragraph-rsid="001195af"/>
    </style:style>
    <style:style style:name="P6" style:family="paragraph" style:parent-style-name="Standard">
      <style:paragraph-properties fo:line-height="115%" fo:text-align="justify" style:justify-single-word="false"/>
      <style:text-properties officeooo:rsid="0012b8cb" officeooo:paragraph-rsid="0012b8cb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1548aa" officeooo:paragraph-rsid="001548aa"/>
    </style:style>
    <style:style style:name="P8" style:family="paragraph" style:parent-style-name="Standard">
      <style:paragraph-properties fo:line-height="115%" fo:text-align="justify" style:justify-single-word="false"/>
      <style:text-properties officeooo:rsid="00089f68" officeooo:paragraph-rsid="00093044"/>
    </style:style>
    <style:style style:name="P9" style:family="paragraph" style:parent-style-name="Standard">
      <style:paragraph-properties fo:line-height="115%" fo:text-align="justify" style:justify-single-word="false"/>
      <style:text-properties officeooo:rsid="00093044" officeooo:paragraph-rsid="00093044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0f828e" officeooo:paragraph-rsid="0012b8cb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2ea636" officeooo:paragraph-rsid="002ea636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2ea636" officeooo:paragraph-rsid="002f8f6f"/>
    </style:style>
    <style:style style:name="P13" style:family="paragraph" style:parent-style-name="Table_20_Contents">
      <style:paragraph-properties fo:text-align="justify" style:justify-single-word="false"/>
      <style:text-properties officeooo:rsid="00139c65" officeooo:paragraph-rsid="00139c65"/>
    </style:style>
    <style:style style:name="P14" style:family="paragraph" style:parent-style-name="Table_20_Contents">
      <style:paragraph-properties fo:text-align="start" style:justify-single-word="false"/>
      <style:text-properties officeooo:rsid="00178687" officeooo:paragraph-rsid="00178687"/>
    </style:style>
    <style:style style:name="P15" style:family="paragraph" style:parent-style-name="Table_20_Contents">
      <style:paragraph-properties fo:text-align="start" style:justify-single-word="false"/>
      <style:text-properties officeooo:rsid="001d14d3" officeooo:paragraph-rsid="001d14d3"/>
    </style:style>
    <style:style style:name="P16" style:family="paragraph" style:parent-style-name="Table_20_Contents">
      <style:paragraph-properties fo:text-align="start" style:justify-single-word="false"/>
      <style:text-properties officeooo:rsid="0021221c" officeooo:paragraph-rsid="0021221c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rsid="00247522" officeooo:paragraph-rsid="00247522"/>
    </style:style>
    <style:style style:name="P1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officeooo:rsid="002972e3" officeooo:paragraph-rsid="002972e3"/>
    </style:style>
    <style:style style:name="P21" style:family="paragraph" style:parent-style-name="Standard">
      <style:paragraph-properties fo:line-height="115%" fo:text-align="justify" style:justify-single-word="false"/>
      <style:text-properties officeooo:rsid="000f828e" officeooo:paragraph-rsid="002f8f6f"/>
    </style:style>
    <style:style style:name="P22" style:family="paragraph" style:parent-style-name="Table_20_Contents">
      <style:paragraph-properties fo:text-align="start" style:justify-single-word="false"/>
      <style:text-properties fo:font-size="10pt" officeooo:rsid="00247522" style:font-size-asian="10pt" style:font-size-complex="10pt"/>
    </style:style>
    <style:style style:name="T1" style:family="text">
      <style:text-properties officeooo:rsid="00178687"/>
    </style:style>
    <style:style style:name="T2" style:family="text">
      <style:text-properties officeooo:rsid="001945fd"/>
    </style:style>
    <style:style style:name="T3" style:family="text">
      <style:text-properties officeooo:rsid="001a20e4"/>
    </style:style>
    <style:style style:name="T4" style:family="text">
      <style:text-properties officeooo:rsid="001d14d3"/>
    </style:style>
    <style:style style:name="T5" style:family="text">
      <style:text-properties officeooo:rsid="0021221c"/>
    </style:style>
    <style:style style:name="T6" style:family="text">
      <style:text-properties officeooo:rsid="00230d74"/>
    </style:style>
    <style:style style:name="T7" style:family="text">
      <style:text-properties officeooo:rsid="00270240"/>
    </style:style>
    <style:style style:name="T8" style:family="text">
      <style:text-properties officeooo:rsid="0028ec39"/>
    </style:style>
    <style:style style:name="T9" style:family="text">
      <style:text-properties officeooo:rsid="002972e3"/>
    </style:style>
    <style:style style:name="T10" style:family="text">
      <style:text-properties officeooo:rsid="002a4f87"/>
    </style:style>
    <style:style style:name="T11" style:family="text">
      <style:text-properties officeooo:rsid="0030b65f"/>
    </style:style>
    <style:style style:name="T12" style:family="text">
      <style:text-properties officeooo:rsid="0030b7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<text:span text:style-name="T12">demonstrativo sobre o</text:span> funcionamento do Google Analytics</text:p>
      <text:p text:style-name="P1"/>
      <text:p text:style-name="P5">Breve descrição:</text:p>
      <text:p text:style-name="P5"/>
      <text:p text:style-name="P8">O Analytics é capaz de identificar além da tradicional taxa de exibição e hit de uma página, localização geográfica do visitante, forma com a qual chegou na página (através de links de outros sites, buscador, AdSense ou diretamente pelo endereço), sistema operacional, navegador, navegador e sistema operacional combinados e suas versões, resolução de tela, Java, reprodutor de flash instalado, entre outros, em períodos diários, semanais, mensais e anuais.</text:p>
      <text:p text:style-name="P3"/>
      <text:p text:style-name="P4">Embora muitas pessoas vejam o Google Analytics apenas como uma ferramenta de monitoramento de tráfego essa ferramenta na verdade funciona como uma poderosa ferramenta para tomada de decisões em negócios relacionados à Internet. </text:p>
      <text:p text:style-name="P3"/>
      <text:p text:style-name="P6">Possibilidades de relatórios:</text:p>
      <text:p text:style-name="P7">Obs.: Os relatórios aqui gerados foram pegos pela conta de demonstração do Google.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3">Nome</text:p>
          </table:table-cell>
          <table:table-cell table:style-name="Tabela1.A1" office:value-type="string">
            <text:p text:style-name="P13">Descrição</text:p>
          </table:table-cell>
          <table:table-cell table:style-name="Tabela1.A1" office:value-type="string">
            <text:p text:style-name="P13">Passo a passo</text:p>
          </table:table-cell>
          <table:table-cell table:style-name="Tabela1.D1" office:value-type="string">
            <text:p text:style-name="P13">link</text:p>
          </table:table-cell>
        </table:table-row>
        <table:table-row>
          <table:table-cell table:style-name="Tabela1.A2" office:value-type="string">
            <text:p text:style-name="P14">Visão geral do público alvo</text:p>
          </table:table-cell>
          <table:table-cell table:style-name="Tabela1.A2" office:value-type="string">
            <text:p text:style-name="P14">Nesse relatório é gerado um gráfico que <text:span text:style-name="T2">mostra a quantidade de usuários que acessaram o sistema no range da data definida. Também pode</text:span> <text:span text:style-name="T3">filtrar por sexo, localidade, idade, SO, etc...</text:span></text:p>
          </table:table-cell>
          <table:table-cell table:style-name="Tabela1.A2" office:value-type="string">
            <text:p text:style-name="P19">/<text:span text:style-name="T1">PUBLICO/visão geral</text:span></text:p>
          </table:table-cell>
          <table:table-cell table:style-name="Tabela1.D2" office:value-type="string">
            <text:p text:style-name="P17"><text:a xlink:type="simple" xlink:href="https://github.com/nosrednawall/exemplos_relatorios_google_analytics/raw/master/Analytics%201%20Master%20View%20Visão%20geral%20do%20público-alvo%2020180901-20180930.pdf" text:style-name="Internet_20_link" text:visited-style-name="Visited_20_Internet_20_Link"><text:span text:style-name="T5">download</text:span></text:a></text:p>
          </table:table-cell>
        </table:table-row>
        <table:table-row>
          <table:table-cell table:style-name="Tabela1.A5" office:value-type="string">
            <text:p text:style-name="P15">Informações demográficas com idade</text:p>
          </table:table-cell>
          <table:table-cell table:style-name="Tabela1.B3" office:value-type="string">
            <text:p text:style-name="P15">Mostra a quantidade de usuários em suas faixas de idade</text:p>
          </table:table-cell>
          <table:table-cell table:style-name="Tabela1.C3" office:value-type="string">
            <text:p text:style-name="P19">/<text:span text:style-name="T4">PUBLICO/informações demograficas/idade</text:span></text:p>
          </table:table-cell>
          <table:table-cell table:style-name="Tabela1.D2" office:value-type="string">
            <text:p text:style-name="P16"><text:a xlink:type="simple" xlink:href="https://github.com/nosrednawall/exemplos_relatorios_google_analytics/raw/master/relatorio%20demografico%20de%20gasto%20entre%20idades%2020180901-20180930.pdf" text:style-name="Internet_20_link" text:visited-style-name="Visited_20_Internet_20_Link">download</text:a></text:p>
          </table:table-cell>
        </table:table-row>
        <table:table-row table:style-name="Tabela1.4">
          <table:table-cell table:style-name="Tabela1.A5" office:value-type="string">
            <text:p text:style-name="P18">Informações sobre interesses dos usuários / <text:span text:style-name="T8">perfils</text:span></text:p>
          </table:table-cell>
          <table:table-cell table:style-name="Tabela1.B5" office:value-type="string">
            <text:p text:style-name="P18">Mostra os <text:span text:style-name="T7">perfis</text:span> dos usuários, e suas <text:span text:style-name="T7">esteatíticas</text:span></text:p>
          </table:table-cell>
          <table:table-cell table:style-name="Tabela1.C5" office:value-type="string">
            <text:p text:style-name="P22">/PUBLICO/interesses/categorias por afinidade</text:p>
          </table:table-cell>
          <table:table-cell table:style-name="Tabela1.D2" office:value-type="string">
            <text:p text:style-name="P17"><text:a xlink:type="simple" xlink:href="https://github.com/nosrednawall/exemplos_relatorios_google_analytics/raw/master/Analytics%201%20Master%20View%20Interesses_%20categorias%20de%20afinidade%20(alcance)%2020180901-20180930.pdf" text:style-name="Internet_20_link" text:visited-style-name="Visited_20_Internet_20_Link"><text:span text:style-name="T11">download</text:span></text:a></text:p>
          </table:table-cell>
        </table:table-row>
        <table:table-row table:style-name="Tabela1.4">
          <table:table-cell table:style-name="Tabela1.A5" office:value-type="string">
            <text:p text:style-name="P20">Informações sobre o país e qual tipo de dispositivo foi utilizado</text:p>
          </table:table-cell>
          <table:table-cell table:style-name="Tabela1.B5" office:value-type="string">
            <text:p text:style-name="P20">Mostra a quantidade de acesso por países e quais foram a margem de acessos em dispositivos móveis e desktops. Pesquisa personalizada</text:p>
          </table:table-cell>
          <table:table-cell table:style-name="Tabela1.C5" office:value-type="string">
            <text:p text:style-name="P19">/<text:span text:style-name="T9">PUBLICO/geografico/local</text:span></text:p>
          </table:table-cell>
          <table:table-cell table:style-name="Tabela1.D2" office:value-type="string">
            <text:p text:style-name="P17"><text:a xlink:type="simple" xlink:href="https://github.com/nosrednawall/exemplos_relatorios_google_analytics/raw/master/Analytics%201%20Master%20View%20Localização%2020180901-20180930.pdf" text:style-name="Internet_20_link" text:visited-style-name="Visited_20_Internet_20_Link"><text:span text:style-name="T10">download</text:span></text:a></text:p>
          </table:table-cell>
        </table:table-row>
      </table:table>
      <text:p text:style-name="P10"/>
      <text:p text:style-name="P11">Considerações:</text:p>
      <text:p text:style-name="P12">As informações apresentadas aqui não passam de um milésimo do que se pode conseguir utilizando essa ferramenta, principalmente no quesito de tomada de decisões.</text:p>
      <text:p text:style-name="P12"/>
      <text:p text:style-name="P21">REFERENCIAS</text:p>
      <text:p text:style-name="P9">WIKIPEDIA. “Google Analytics”. 2018. Disponível em: &lt;https://pt.wikipedia.org/wiki/Google_Analytics&gt;. Acesso em: 16/10/2018. 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0:11:29.883189864</meta:creation-date>
    <dc:date>2018-10-16T14:20:52.067465672</dc:date>
    <meta:editing-duration>PT3H43M4S</meta:editing-duration>
    <meta:editing-cycles>40</meta:editing-cycles>
    <meta:generator>LibreOffice/5.2.7.2$Linux_X86_64 LibreOffice_project/20m0$Build-2</meta:generator>
    <meta:document-statistic meta:table-count="1" meta:image-count="0" meta:object-count="0" meta:page-count="1" meta:paragraph-count="30" meta:word-count="277" meta:character-count="1973" meta:non-whitespace-character-count="1724"/>
  </office:meta>
</office:document-meta>
</file>